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1.324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ff860d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ff860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g>
          <draw:line draw:style-name="gr14" draw:text-style-name="P12" draw:layer="layout" svg:x1="1.919cm" svg:y1="10.937cm" svg:x2="1.919cm" svg:y2="6.93cm">
            <text:p/>
          </draw:line>
          <draw:line draw:style-name="gr14" draw:text-style-name="P12" draw:layer="layout" svg:x1="1.933cm" svg:y1="10.939cm" svg:x2="1.933cm" svg:y2="6.932cm">
            <text:p/>
          </draw:line>
          <draw:line draw:style-name="gr14" draw:text-style-name="P12" draw:layer="layout" svg:x1="1.384cm" svg:y1="8.021cm" svg:x2="1.371cm" svg:y2="10.012cm">
            <text:p/>
          </draw:line>
          <draw:line draw:style-name="gr14" draw:text-style-name="P12" draw:layer="layout" svg:x1="0.906cm" svg:y1="8.556cm" svg:x2="0.9cm" svg:y2="9.513cm">
            <text:p/>
          </draw:line>
          <draw:line draw:style-name="gr14" draw:text-style-name="P12" draw:layer="layout" svg:x1="1.966cm" svg:y1="8.986cm" svg:x2="3.189cm" svg:y2="9.01cm">
            <text:p/>
          </draw:line>
        </draw:g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frame draw:style-name="gr15" draw:text-style-name="P14" draw:layer="layout" svg:width="1.7cm" svg:height="0.8cm" svg:x="9.2cm" svg:y="1.1cm">
          <draw:text-box>
            <text:p text:style-name="P13"><text:span text:style-name="T5">knot-1</text:span></text:p>
          </draw:text-box>
        </draw:frame>
        <draw:frame draw:style-name="gr15" draw:text-style-name="P14" draw:layer="layout" svg:width="1.7cm" svg:height="0.8cm" svg:x="8.4cm" svg:y="8.1cm">
          <draw:text-box>
            <text:p text:style-name="P13"><text:span text:style-name="T5">knot-2</text:span></text:p>
          </draw:text-box>
        </draw:frame>
        <draw:frame draw:style-name="gr15" draw:text-style-name="P14" draw:layer="layout" svg:width="1.7cm" svg:height="0.8cm" svg:x="9.2cm" svg:y="1.1cm">
          <draw:text-box>
            <text:p text:style-name="P13"><text:span text:style-name="T5">knot-1</text:span></text:p>
          </draw:text-box>
        </draw:frame>
        <draw:frame draw:style-name="gr15" draw:text-style-name="P14" draw:layer="layout" svg:width="1.7cm" svg:height="0.8cm" svg:x="2.1cm" svg:y="1cm">
          <draw:text-box>
            <text:p text:style-name="P13"><text:span text:style-name="T5">knot-6</text:span></text:p>
          </draw:text-box>
        </draw:frame>
        <draw:frame draw:style-name="gr15" draw:text-style-name="P14" draw:layer="layout" svg:width="1.7cm" svg:height="0.8cm" svg:x="16cm" svg:y="1.1cm">
          <draw:text-box>
            <text:p text:style-name="P13"><text:span text:style-name="T5">knot-7</text:span></text:p>
          </draw:text-box>
        </draw:frame>
        <draw:frame draw:style-name="gr15" draw:text-style-name="P14" draw:layer="layout" svg:width="1.7cm" svg:height="0.8cm" svg:x="3cm" svg:y="8.1cm">
          <draw:text-box>
            <text:p text:style-name="P13"><text:span text:style-name="T5">knot-3</text:span></text:p>
          </draw:text-box>
        </draw:frame>
        <draw:frame draw:style-name="gr15" draw:text-style-name="P14" draw:layer="layout" svg:width="1.7cm" svg:height="0.8cm" svg:x="15.4cm" svg:y="8.1cm">
          <draw:text-box>
            <text:p text:style-name="P13"><text:span text:style-name="T5">knot-4</text:span></text:p>
          </draw:text-box>
        </draw:frame>
        <draw:frame draw:style-name="gr15" draw:text-style-name="P14" draw:layer="layout" svg:width="1.7cm" svg:height="0.8cm" svg:x="2.1cm" svg:y="16.5cm">
          <draw:text-box>
            <text:p text:style-name="P13"><text:span text:style-name="T5">knot-8</text:span></text:p>
          </draw:text-box>
        </draw:frame>
        <draw:frame draw:style-name="gr15" draw:text-style-name="P14" draw:layer="layout" svg:width="1.7cm" svg:height="0.8cm" svg:x="9.1cm" svg:y="16.5cm">
          <draw:text-box>
            <text:p text:style-name="P13"><text:span text:style-name="T5">knot-5</text:span></text:p>
          </draw:text-box>
        </draw:frame>
        <draw:frame draw:style-name="gr15" draw:text-style-name="P14" draw:layer="layout" svg:width="1.7cm" svg:height="0.8cm" svg:x="16cm" svg:y="16.4cm">
          <draw:text-box>
            <text:p text:style-name="P13"><text:span text:style-name="T5">knot-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2T05:27:37.479859337</dc:date>
    <meta:editing-duration>PT27M36S</meta:editing-duration>
    <meta:editing-cycles>7</meta:editing-cycles>
    <meta:generator>LibreOffice/6.4.6.2$Linux_X86_64 LibreOffice_project/40$Build-2</meta:generator>
    <meta:document-statistic meta:object-count="60"/>
  </office:meta>
</office:document-meta>
</file>